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solePageParticipant.getAdapter( Class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PageParticipant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solePageParticipant.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onsolePageParticipant.de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onsolePageParticipant.init( IPageBookViewPage page , IConsole cons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